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00b2d2" officeooo:paragraph-rsid="0000b2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Liberation Sans1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Liberation Sans1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22:35:35.549219933</meta:creation-date>
    <dc:date>2018-08-31T22:35:39.959170271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Dev/6.2.0.0.alpha0$Linux_X86_64 LibreOffice_project/43dfb6f58a7a66c66855a73f4eae204315fa921c</meta:generator>
  </office:meta>
</office:document-meta>
</file>